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-left="0.0403in" fo:padding-right="0.0403in" fo:padding-top="0.0403in" fo:padding-bottom="0in" fo:border="none"/>
    </style:style>
    <style:style style:name="Table0" style:family="table">
      <style:table-properties style:width="7.5in" table:align="margins"/>
    </style:style>
    <style:style style:name="Table0.A" style:family="table-column">
      <style:table-column-properties style:column-width="0.7201in" style:rel-column-width="6292*"/>
    </style:style>
    <style:style style:name="Table0.B" style:family="table-column">
      <style:table-column-properties style:column-width="1.3396in" style:rel-column-width="11705*"/>
    </style:style>
    <style:style style:name="Table0.C" style:family="table-column">
      <style:table-column-properties style:column-width="0.4597in" style:rel-column-width="4017*"/>
    </style:style>
    <style:style style:name="Table0.D" style:family="table-column">
      <style:table-column-properties style:column-width="1.3701in" style:rel-column-width="11972*"/>
    </style:style>
    <style:style style:name="Table0.E" style:family="table-column">
      <style:table-column-properties style:column-width="0.9in" style:rel-column-width="7864*"/>
    </style:style>
    <style:style style:name="Table0.F" style:family="table-column">
      <style:table-column-properties style:column-width="1.2403in" style:rel-column-width="10837*"/>
    </style:style>
    <style:style style:name="Table0.G" style:family="table-column">
      <style:table-column-properties style:column-width="1.4701in" style:rel-column-width="12848*"/>
    </style:style>
    <style:style style:name="Table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0.G1" style:family="table-cell">
      <style:table-cell-properties fo:padding="0.0382in" fo:border="0.05pt solid #000000"/>
    </style:style>
    <style:style style:name="Table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Heading">
      <style:text-properties fo:font-size="9pt" officeooo:rsid="000b67a7" officeooo:paragraph-rsid="000b67a7" style:font-size-asian="9pt" style:font-size-complex="9pt"/>
    </style:style>
    <style:style style:name="P3" style:family="paragraph" style:parent-style-name="Table_20_Heading">
      <style:text-properties fo:font-size="9pt" officeooo:rsid="000b67a7" officeooo:paragraph-rsid="001eb2ee" style:font-size-asian="9pt" style:font-size-complex="9pt"/>
    </style:style>
    <style:style style:name="P4" style:family="paragraph" style:parent-style-name="Table_20_Heading">
      <style:text-properties fo:font-size="9pt" officeooo:rsid="000ce37e" officeooo:paragraph-rsid="000ce37e" style:font-size-asian="9pt" style:font-size-complex="9pt"/>
    </style:style>
    <style:style style:name="P5" style:family="paragraph" style:parent-style-name="Standard">
      <style:text-properties fo:font-size="8pt" officeooo:paragraph-rsid="000dce84" style:font-size-asian="8pt" style:font-size-complex="8pt"/>
    </style:style>
    <style:style style:name="P6" style:family="paragraph" style:parent-style-name="Standard">
      <style:text-properties fo:font-size="8pt" fo:font-weight="bold" officeooo:paragraph-rsid="000dce84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text-align="end" style:justify-single-word="false"/>
      <style:text-properties officeooo:paragraph-rsid="000b67a7"/>
    </style:style>
    <style:style style:name="P8" style:family="paragraph" style:parent-style-name="Text_20_body">
      <style:text-properties officeooo:rsid="001045c0" officeooo:paragraph-rsid="001045c0"/>
    </style:style>
    <style:style style:name="P9" style:family="paragraph" style:parent-style-name="Text_20_body">
      <style:text-properties officeooo:rsid="001045c0" officeooo:paragraph-rsid="001eb2ee"/>
    </style:style>
    <style:style style:name="P10" style:family="paragraph" style:parent-style-name="Text_20_body">
      <style:paragraph-properties fo:text-align="end" style:justify-single-word="false"/>
      <style:text-properties fo:font-size="8pt" officeooo:paragraph-rsid="001df45a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Droid Sans2" fo:font-size="8pt" officeooo:paragraph-rsid="001eb2ee" style:font-size-asian="8pt" style:font-size-complex="8pt"/>
    </style:style>
    <style:style style:name="P12" style:family="paragraph" style:parent-style-name="Table_20_Contents">
      <style:text-properties style:font-name="Droid Sans2" fo:font-size="8pt" officeooo:paragraph-rsid="001eb2ee" style:font-size-asian="8pt" style:font-size-complex="8pt"/>
    </style:style>
    <style:style style:name="P13" style:family="paragraph" style:parent-style-name="Table_20_Contents">
      <style:text-properties style:font-name="Droid Sans2" fo:font-size="8pt" fo:font-weight="bold" officeooo:paragraph-rsid="001eb2ee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Droid Sans Mono" fo:font-size="8pt" fo:font-weight="normal" officeooo:paragraph-rsid="001eb2ee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Droid Sans" fo:font-size="8pt" fo:font-weight="normal" officeooo:paragraph-rsid="0020b30a" style:font-size-asian="8pt" style:font-weight-asian="normal" style:font-size-complex="8pt" style:font-weight-complex="normal"/>
    </style:style>
    <style:style style:name="P16" style:family="paragraph" style:parent-style-name="Table_20_Heading">
      <style:text-properties fo:font-size="9pt" officeooo:rsid="001eb2ee" officeooo:paragraph-rsid="001eb2ee" style:font-size-asian="9pt" style:font-size-complex="9pt"/>
    </style:style>
    <style:style style:name="P17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d87e" style:font-weight-asian="normal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0ce37e"/>
    </style:style>
    <style:style style:name="T6" style:family="text">
      <style:text-properties officeooo:rsid="00120e48"/>
    </style:style>
    <style:style style:name="T7" style:family="text">
      <style:text-properties officeooo:rsid="001aabe9"/>
    </style:style>
    <style:style style:name="T8" style:family="text">
      <style:text-properties officeooo:rsid="001c4755"/>
    </style:style>
    <style:style style:name="T9" style:family="text">
      <style:text-properties officeooo:rsid="001eb2ee"/>
    </style:style>
    <style:style style:name="T10" style:family="text">
      <style:text-properties officeooo:rsid="002354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/text:span><text:span text:style-name="T4"><text:placeholder text:placeholder-type="text">&lt;/if&gt;</text:placeholder></text:span><text:span text:style-name="T4"><text:line-break/></text:span><text:span text:style-name="T4"><text:placeholder text:placeholder-type="text">&lt;if test="institution"&gt;</text:placeholder></text:span><text:span text:style-name="T1"><text:placeholder text:placeholder-type="text">&lt;institution.name.name&gt;</text:placeholder></text:span><text:span text:style-name="T1"><text:placeholder text:placeholder-type="text">&lt;/if&gt;</text:placeholder></text:span><text:span text:style-name="T1"><text:line-break/></text:span><text:span text:style-name="T2">Patient Evaluation Register, </text:span><text:span text:style-name="T3">By </text:span><text:span text:style-name="T3"><text:placeholder text:placeholder-type="text">&lt;filtered_by&gt;</text:placeholder>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placeholder text:placeholder-type="text">&lt;if test="selected_diseases"&gt;</text:placeholder>Selected Disease<text:placeholder text:placeholder-type="text">&lt;if test="disease_plural"&gt;</text:placeholder><text:span text:style-name="T6">s</text:span><text:span text:style-name="T6"><text:placeholder text:placeholder-type="text">&lt;/if&gt;</text:placeholder></text:span>: <text:span text:style-name="T1"><text:placeholder text:placeholder-type="text">&lt;selected_diseases&gt;</text:placeholder></text:span><text:span text:style-name="T1"><text:placeholder text:placeholder-type="text">&lt;/if&gt;</text:placeholder></text:span></text:p>
          </table:table-cell>
          <table:table-cell table:style-name="Table1.A1" office:value-type="string">
            <text:p text:style-name="P9"><text:placeholder text:placeholder-type="text">&lt;if test="selected_procedures"&gt;</text:placeholder>Selected <text:span text:style-name="T9">Procedure</text:span><text:placeholder text:placeholder-type="text">&lt;if test="procedure_plural"&gt;</text:placeholder><text:span text:style-name="T6">s</text:span><text:span text:style-name="T6"><text:placeholder text:placeholder-type="text">&lt;/if&gt;</text:placeholder></text:span>: <text:span text:style-name="T1"><text:placeholder text:placeholder-type="text">&lt;selected_procedures&gt;</text:placeholder></text:span><text:span text:style-name="T1"><text:placeholder text:placeholder-type="text">&lt;/if&gt;</text:placeholder></text:span></text:p>
          </table:table-cell>
        </table:table-row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7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Table0" table:style-name="Table0">
        <table:table-column table:style-name="Table0.A"/>
        <table:table-column table:style-name="Table0.B"/>
        <table:table-column table:style-name="Table0.C"/>
        <table:table-column table:style-name="Table0.D"/>
        <table:table-column table:style-name="Table0.E"/>
        <table:table-column table:style-name="Table0.F"/>
        <table:table-column table:style-name="Table0.G"/>
        <table:table-header-rows>
          <table:table-row>
            <table:table-cell table:style-name="Table0.A1" office:value-type="string">
              <text:p text:style-name="P2">MRN<text:line-break/>UPI</text:p>
            </table:table-cell>
            <table:table-cell table:style-name="Table0.A1" office:value-type="string">
              <text:p text:style-name="P2">Name</text:p>
            </table:table-cell>
            <table:table-cell table:style-name="Table0.A1" office:value-type="string">
              <text:p text:style-name="P4">Age<text:line-break/>Sex</text:p>
            </table:table-cell>
            <table:table-cell table:style-name="Table0.A1" office:value-type="string">
              <text:p text:style-name="P4">Address</text:p>
            </table:table-cell>
            <table:table-cell table:style-name="Table0.A1" office:value-type="string">
              <text:p text:style-name="P3">Service/</text:p>
              <text:p text:style-name="P16">Specialty</text:p>
            </table:table-cell>
            <table:table-cell table:style-name="Table0.A1" office:value-type="string">
              <text:p text:style-name="P2">Symptoms <text:span text:style-name="T5">and Procedures</text:span></text:p>
            </table:table-cell>
            <table:table-cell table:style-name="Table0.G1" office:value-type="string">
              <text:p text:style-name="P2">Diagnosis/ <text:span text:style-name="T9">Secondary Conditions</text:span></text:p>
            </table:table-cell>
          </table:table-row>
        </table:table-header-rows>
        <table:table-row>
          <table:table-cell table:style-name="Table0.A2" table:number-columns-spanned="7" office:value-type="string">
            <text:p text:style-name="P5"><text:placeholder text:placeholder-type="text">&lt;for each="evaluation_date, patient_evaluations in evaluation_group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6"><text:placeholder text:placeholder-type="text">&lt;evaluation_date&gt;</text:placeholder> <text:s text:c="2"/><text:span text:style-name="T2">Evaluations:</text:span> <text:placeholder text:placeholder-type="text">&lt;len(patient_evaluations)&gt;</text:placeholder> <text:span text:style-name="T7">with </text:span><text:span text:style-name="T7"><text:placeholder text:placeholder-type="text">&lt;selected_diseases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5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5" office:value-type="string">
            <text:p text:style-name="P14"><text:placeholder text:placeholder-type="text">&lt;e['patient.medical_record_num']&gt;</text:placeholder><text:line-break/><text:placeholder text:placeholder-type="text">&lt;e['patient.puid']&gt;</text:placeholder></text:p>
          </table:table-cell>
          <table:table-cell table:style-name="Table0.A5" office:value-type="string">
            <text:p text:style-name="P13"><text:placeholder text:placeholder-type="text">&lt;e['patient.name.name']&gt;</text:placeholder><text:line-break/><text:placeholder text:placeholder-type="text">&lt;if test="e.fvty"&gt;</text:placeholder><text:span text:style-name="T2">1st-Visit</text:span><text:placeholder text:placeholder-type="text">&lt;/if&gt;</text:placeholder></text:p>
          </table:table-cell>
          <table:table-cell table:style-name="Table0.A5" office:value-type="string">
            <text:p text:style-name="P11"><text:placeholder text:placeholder-type="text">&lt;e['patient.age']&gt;</text:placeholder></text:p>
            <text:p text:style-name="P11"><text:placeholder text:placeholder-type="text">&lt;e['patient.sex_display']&gt;</text:placeholder></text:p>
          </table:table-cell>
          <table:table-cell table:style-name="Table0.A5" office:value-type="string">
            <text:p text:style-name="P15"><text:placeholder text:placeholder-type="text">&lt;e.get('patient.name.du.simple_address', '')&gt;</text:placeholder></text:p>
            <text:p text:style-name="P15"><text:placeholder text:placeholder-type="text">&lt;e.get('patient.name.du.address_subdivision.name', '')&gt;</text:placeholder></text:p>
          </table:table-cell>
          <table:table-cell table:style-name="Table0.A5" office:value-type="string">
            <text:p text:style-name="P12"><text:placeholder text:placeholder-type="text">&lt;e['appointment.speciality.name']&gt;</text:placeholder></text:p>
          </table:table-cell>
          <table:table-cell table:style-name="Table0.A5" office:value-type="string">
            <text:p text:style-name="P12"><text:placeholder text:placeholder-type="text">&lt;for each="sign in e.get('signs', [])"&gt;</text:placeholder><text:placeholder text:placeholder-type="text">&lt;sign&gt;</text:placeholder>; <text:placeholder text:placeholder-type="text">&lt;/for&gt;</text:placeholder><text:line-break/><text:placeholder text:placeholder-type="text">&lt;for each="di in e.get('procedures', [])"&gt;</text:placeholder><text:placeholder text:placeholder-type="text">&lt;di&gt;</text:placeholder>; <text:placeholder text:placeholder-type="text">&lt;/for&gt;</text:placeholder></text:p>
          </table:table-cell>
          <table:table-cell table:style-name="Table0.A2" office:value-type="string">
            <text:p text:style-name="P12"><text:placeholder text:placeholder-type="text">&lt;for each="di in e.get('diagnosis', [])"&gt;</text:placeholder><text:span text:style-name="T1"><text:placeholder text:placeholder-type="text">&lt;di&gt;</text:placeholder></text:span>; <text:placeholder text:placeholder-type="text">&lt;/for&gt;</text:placeholder><text:placeholder text:placeholder-type="text">&lt;for each="di in e.get('secondary_conditions', [])"&gt;</text:placeholder><text:placeholder text:placeholder-type="text">&lt;di&gt;</text:placeholder>; <text:placeholder text:placeholder-type="text">&lt;/for&gt;</text:placeholder></text:p>
          </table:table-cell>
        </table:table-row>
        <table:table-row>
          <table:table-cell table:style-name="Table0.A2" table:number-columns-spanned="7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10"><text:span text:style-name="T1"><text:placeholder text:placeholder-type="text">&lt;evaluation_count&gt;</text:placeholder></text:span> <text:span text:style-name="T8">Evaluation</text:span><text:span text:style-name="T8"><text:placeholder text:placeholder-type="text">&lt;if test="evaluation_count!=1"&gt;</text:placeholder></text:span><text:span text:style-name="T8">s</text:span><text:span text:style-name="T8"><text:placeholder text:placeholder-type="text">&lt;/if&gt;</text:placeholder></text:span><text:span text:style-name="T8"> for </text:span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3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family="'Droid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21:13:47.945351534</meta:creation-date>
    <meta:editing-duration>P0D</meta:editing-duration>
    <meta:editing-cycles>1</meta:editing-cycles>
    <meta:generator>LibreOffice/4.3.3.2$Linux_X86_64 LibreOffice_project/430m0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30" meta:word-count="131" meta:character-count="1806" meta:non-whitespace-character-count="1703"/>
  </office:meta>
</office:document-meta>
</file>